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apple-system1" svg:font-family="apple-system, BlinkMacSystemFont, 'Segoe UI', Roboto, 'Helvetica Neue', Arial, sans-serif"/>
    <style:font-face style:name="apple-system" svg:font-family="apple-system, BlinkMacSystemFont, quot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color="#0275d8" style:text-line-through-style="none" style:text-underline-style="none" style:text-blinking="false" fo:background-color="transparent"/>
    </style:style>
    <style:style style:name="P3" style:family="paragraph" style:parent-style-name="Text_20_body">
      <style:paragraph-properties fo:margin-top="0in" fo:margin-bottom="0in" fo:text-align="center" style:justify-single-word="false"/>
      <style:text-properties fo:color="#0275d8" style:text-line-through-style="none" style:text-underline-style="none" style:text-blinking="false" fo:background-color="transparent"/>
    </style:style>
    <style:style style:name="P4" style:family="paragraph" style:parent-style-name="Text_20_body">
      <style:paragraph-properties fo:margin-left="0in" fo:margin-right="0in" fo:text-indent="0in" style:auto-text-indent="false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fo:color="#373a3c" style:font-name="apple-system"/>
    </style:style>
    <style:style style:name="P6" style:family="paragraph" style:parent-style-name="Heading_20_2">
      <style:paragraph-properties fo:margin-top="0in" fo:margin-bottom="0.0835in" fo:line-height="110%" fo:padding="0in" fo:border="none"/>
      <style:text-properties style:font-name="inherit" fo:font-weight="bold"/>
    </style:style>
    <style:style style:name="P7" style:family="paragraph" style:parent-style-name="Preformatted_20_Text">
      <style:paragraph-properties fo:margin-top="0in" fo:margin-bottom="0.0835in" fo:line-height="150%" fo:padding="0in" fo:border="none"/>
      <style:text-properties fo:color="#373a3c" style:font-name="apple-system1"/>
    </style:style>
    <style:style style:name="P8" style:family="paragraph" style:parent-style-name="Heading_20_3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9" style:family="paragraph" style:parent-style-name="Text_20_body">
      <style:paragraph-properties fo:margin-top="0in" fo:margin-bottom="0.0835in" fo:line-height="110%" fo:padding="0in" fo:border="none"/>
      <style:text-properties fo:font-variant="normal" fo:text-transform="none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10" style:family="paragraph" style:parent-style-name="Text_20_body">
      <style:paragraph-properties fo:margin-top="0in" fo:margin-bottom="0.0835in" fo:line-height="110%" fo:padding="0in" fo:border="none"/>
      <style:text-properties fo:color="#373a3c" style:font-name="apple-system"/>
    </style:style>
    <style:style style:name="P11" style:family="paragraph" style:parent-style-name="Heading_20_1">
      <style:paragraph-properties fo:margin-top="0in" fo:margin-bottom="0.0835in" fo:line-height="110%" fo:padding="0in" fo:border="none"/>
      <style:text-properties fo:color="#373a3c" style:font-name="apple-system1"/>
    </style:style>
    <style:style style:name="P12" style:family="paragraph" style:parent-style-name="Preformatted_20_Text">
      <style:text-properties fo:color="#373a3c"/>
    </style:style>
    <style:style style:name="P13" style:family="paragraph" style:parent-style-name="Preformatted_20_Text">
      <style:text-properties fo:color="#373a3c" style:font-name="apple-system"/>
    </style:style>
    <style:style style:name="P14" style:family="paragraph" style:parent-style-name="Preformatted_20_Text">
      <style:paragraph-properties fo:margin-top="0in" fo:margin-bottom="0.1965in"/>
      <style:text-properties fo:color="#373a3c"/>
    </style:style>
    <style:style style:name="P15" style:family="paragraph" style:parent-style-name="Preformatted_20_Text">
      <style:paragraph-properties fo:margin-top="0in" fo:margin-bottom="0.1965in"/>
      <style:text-properties fo:color="#373a3c" style:font-name="apple-system"/>
    </style:style>
    <style:style style:name="P16" style:family="paragraph" style:parent-style-name="Preformatted_20_Text">
      <style:text-properties fo:color="#373a3c"/>
    </style:style>
    <style:style style:name="P17" style:family="paragraph" style:parent-style-name="Preformatted_20_Text">
      <style:paragraph-properties fo:margin-top="0in" fo:margin-bottom="0.1965in"/>
      <style:text-properties fo:color="#373a3c"/>
    </style:style>
    <style:style style:name="P18" style:family="paragraph" style:parent-style-name="Preformatted_20_Text">
      <style:paragraph-properties fo:margin-left="0in" fo:margin-right="0in" fo:margin-top="0in" fo:margin-bottom="0.1965in" fo:text-indent="0in" style:auto-text-indent="false"/>
      <style:text-properties fo:color="#373a3c" style:font-name="apple-system"/>
    </style:style>
    <style:style style:name="P19" style:family="paragraph" style:parent-style-name="Preformatted_20_Text">
      <style:paragraph-properties fo:margin-left="0in" fo:margin-right="0in" fo:text-indent="0in" style:auto-text-indent="false"/>
      <style:text-properties fo:color="#373a3c"/>
    </style:style>
    <style:style style:name="P20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1" style:family="paragraph" style:parent-style-name="Preformatted_20_Text">
      <style:paragraph-properties fo:margin-left="0in" fo:margin-right="0in" fo:margin-top="0in" fo:margin-bottom="0.0835in" fo:line-height="110%" fo:text-indent="0in" style:auto-text-indent="false" fo:padding="0in" fo:border="non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2" style:family="paragraph" style:parent-style-name="Heading_20_3">
      <style:paragraph-properties fo:margin-top="0in" fo:margin-bottom="0.0835in" fo:line-height="110%" fo:padding="0in" fo:border="non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/>
    </style:style>
    <style:style style:name="P23" style:family="paragraph" style:parent-style-name="Heading_20_3">
      <style:paragraph-properties fo:margin-left="0in" fo:margin-right="0in" fo:text-indent="0in" style:auto-text-indent="fals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4" style:family="paragraph" style:parent-style-name="Heading_20_3">
      <style:paragraph-properties fo:margin-left="0in" fo:margin-right="0in" fo:margin-top="0in" fo:margin-bottom="0.0835in" fo:line-height="110%" fo:text-indent="0in" style:auto-text-indent="false" fo:padding="0in" fo:border="none"/>
      <style:text-properties fo:font-variant="normal" fo:text-transform="none" fo:color="#373a3c" style:text-line-through-style="none" style:font-name="inherit" fo:letter-spacing="normal" fo:font-style="normal" style:text-underline-style="none" fo:font-weight="bold" style:text-blinking="false" fo:background-color="#ffffff"/>
    </style:style>
    <style:style style:name="P25" style:family="paragraph" style:parent-style-name="Text_20_body">
      <style:paragraph-properties fo:margin-top="0in" fo:margin-bottom="0.0835in" fo:line-height="110%" fo:padding="0in" fo:border="none"/>
      <style:text-properties fo:color="#373a3c" style:font-name="apple-system"/>
    </style:style>
    <style:style style:name="T1" style:family="text">
      <style:text-properties fo:color="#ffffff" fo:font-size="9pt" fo:font-weight="bold" fo:background-color="#818a91"/>
    </style:style>
    <style:style style:name="T2" style:family="text">
      <style:text-properties fo:color="#ffffff" fo:font-size="9pt" fo:font-weight="bold" fo:background-color="#5cb85c"/>
    </style:style>
    <style:style style:name="T3" style:family="text">
      <style:text-properties style:font-name="apple-system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midiaudio.com/cart/add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1" draw:name="Frame2" text:anchor-type="paragraph" svg:width="6.9272in" draw:z-index="2"><draw:text-box fo:min-height="0.0161in"><text:p text:style-name="P4"><draw:frame draw:style-name="fr1" draw:name="Frame3" text:anchor-type="paragraph" svg:width="5.1874in" draw:z-index="3"><draw:text-box fo:min-height="0.0161in"><text:p text:style-name="P1"><text:span text:style-name="T1">SKU: 17537</text:span> <text:span text:style-name="T2">Yra sandėlyje: 1</text:span> <text:span text:style-name="T2">Nemokamas pristatymas</text:span></text:p></draw:text-box></draw:frame><draw:frame draw:style-name="fr1" draw:name="Frame4" text:anchor-type="paragraph" svg:width="1.7291in" draw:z-index="4"><draw:text-box fo:min-height="0.0161in"><text:p text:style-name="P2"><draw:a xlink:type="simple" xlink:href="https://midiaudio.com/brand/Alvarez"><draw:frame draw:style-name="fr3" draw:name="graphics2" text:anchor-type="as-char" svg:width="0.8138in" svg:height="0.4209in" draw:z-index="6"><draw:image xlink:href="https://midiaudio.com/brand_images/xalvarez_logo.jpg.pagespeed.ic.S7G3WVYKSQ.webp" xlink:type="simple" xlink:show="embed" xlink:actuate="onLoad"/><svg:title>alvarez_logo.jpg</svg:title></draw:frame></draw:a></text:p></draw:text-box></draw:frame><draw:frame draw:style-name="fr2" draw:name="Frame5" text:anchor-type="paragraph" svg:x="0.1665in" svg:y="0in" svg:width="6.9272in" draw:z-index="5"><draw:text-box fo:min-height="0.0161in"><text:h text:style-name="P6" text:outline-level="2"/><text:h text:style-name="P11" text:outline-level="1"/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7"/><text:p text:style-name="P7"/></draw:text-box></draw:frame></text:p></draw:text-box></draw:frame><draw:frame draw:style-name="fr1" draw:name="Frame1" text:anchor-type="paragraph" svg:width="4.948in" draw:z-index="0"><draw:text-box fo:min-height="0.0161in"><text:p text:style-name="P3"><draw:a xlink:type="simple" xlink:href="https://midiaudio.com/product_images/origin/17537.jpg"><draw:frame draw:style-name="fr3" draw:name="graphics1" text:anchor-type="as-char" svg:width="0.8138in" svg:height="0.4209in" draw:z-index="1"><draw:image xlink:href="https://midiaudio.com/product_images/origin/x17537.jpg.pagespeed.ic.yQnfDNxiCY.webp" xlink:type="simple" xlink:show="embed" xlink:actuate="onLoad"/><svg:title>Alvarez AD70SB Akustinė gitara</svg:title></draw:frame></draw:a></text:p></draw:text-box></draw:frame></text:h>
      <text:p text:style-name="P9">Alesis DM Lite Drum kit</text:p>
      <text:p text:style-name="P9">325.00 Eur.</text:p>
      <text:h text:style-name="P22" text:outline-level="3">Prekės aprašymas</text:h>
      <text:p text:style-name="P18">Alesis DM Lite E-Drum Set for beginners, DM Lite Drummodule with 200 sounds, 10 drumkits, 30 songs, coaching-feature, LED-illumined drum and cymbal pads als optisches Feedback für Lernmodi, 2x mono 1/4" jack outputs, 1x stereo 1/8" jack aux-in, stereo 1/8" jack headphones output, USB for MIDI connection, Setconfiguration: 4x 7,5" snare and tom pads, 1x bass drum controller, 1x hi-hat pad, 1x crash cymbal, 1x ride cymbal, 1x hi-hat controller, cables, completely pre-assembled rack which can easily be folded.</text:p>
      <text:p text:style-name="P10"/>
      <text:p text:style-name="P10"/>
      <text:p text:style-name="P10"/>
      <text:p text:style-name="P10"/>
      <text:p text:style-name="P10"><text:soft-page-break/></text:p>
      <text:p text:style-name="P20"><text:span text:style-name="T3">Alesis DM6 Drum kit</text:span></text:p>
      <text:p text:style-name="P20"><text:span text:style-name="T3"/></text:p>
      <text:p text:style-name="P20"><text:span text:style-name="T3">489.46 Eur.</text:span></text:p>
      <text:p text:style-name="P20"><text:span text:style-name="T3"/></text:p>
      <text:h text:style-name="P23" text:outline-level="3"><text:span text:style-name="T3">Prekės aprašymas</text:span></text:h>
      <text:p text:style-name="P19"><text:s text:c="4"/><text:span text:style-name="T3">Penkių dalių elektroniniai būgnai su DM6 garsų moduliu.</text:span></text:p>
      <text:p text:style-name="P12"><text:s text:c="4"/><text:span text:style-name="T3">DM6 modulyje yra 108 aukštos kokybės būgnų, lėkščių, perkusijos garsai.</text:span></text:p>
      <text:p text:style-name="P12"><text:s text:c="4"/><text:span text:style-name="T3">Realaus, natūralaus jausmo grojimo paviršiai.</text:span></text:p>
      <text:p text:style-name="P12"><text:s text:c="4"/><text:span text:style-name="T3">Galimybė dirbti su iPad per Apple USB adapterį.</text:span></text:p>
      <text:p text:style-name="P12"><text:s text:c="4"/><text:span text:style-name="T3">15 programuojamų būgnų komplektų.</text:span></text:p>
      <text:p text:style-name="P12"><text:s text:c="4"/><text:span text:style-name="T3">Dviejų zonų solinis būgnas "rim click" ir <text:s/>"rimshot" garsams.</text:span></text:p>
      <text:p text:style-name="P12"><text:s text:c="4"/><text:span text:style-name="T3">USB-MIDI išėjimas naudoti su drum-module programine įranga.</text:span></text:p>
      <text:p text:style-name="P12"><text:s text:c="4"/><text:span text:style-name="T3">Galimybė prijungti mp3 ar cd grotuvą ir sumiksuoti su būgnų garsais per 1/8" jack jungtį.</text:span></text:p>
      <text:p text:style-name="P12"><text:s text:c="4"/><text:span text:style-name="T3">Smūgio stiprumui jautrūs paviršiai.</text:span></text:p>
      <text:p text:style-name="P14"><text:s text:c="4"/><text:span text:style-name="T3">Komplekte pedalas bosiniam būgnui ir lazdelės.</text:span>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>DW Performance 18x22 bosinis būgnas</text:span></text:p>
      <text:p text:style-name="P20"><text:span text:style-name="T3"/></text:p>
      <text:p text:style-name="P20"><text:span text:style-name="T3">307.46 Eur.</text:span></text:p>
      <text:p text:style-name="P20"><text:span text:style-name="T3"/></text:p>
      <text:h text:style-name="P23" text:outline-level="3"><text:span text:style-name="T3">Prekės aprašymas</text:span></text:h>
      <text:p text:style-name="P18">DW Performance 18x22 bosinis būgnas (galimas įvairus spalvų pasirinkimas)</text:p>
      <text:p text:style-name="P20"><text:span text:style-name="T3"/></text:p>
      <text:p text:style-name="P20"><text:span text:style-name="T3"/></text:p>
      <text:p text:style-name="P20"><text:span text:style-name="T3"/></text:p>
      <text:p text:style-name="P20"><text:span text:style-name="T3">Gretsch Catalina Jazz 4PC W18 SN būgnų komplektas</text:span></text:p>
      <text:p text:style-name="P20"><text:span text:style-name="T3"/></text:p>
      <text:p text:style-name="P20"><text:span text:style-name="T3">1257.89 Eur.</text:span></text:p>
      <text:h text:style-name="P23" text:outline-level="3"><text:span text:style-name="T3">Prekės aprašymas</text:span></text:h>
      <text:p text:style-name="P18">Gretsch Catalina Jazz 4PC W18 SN būgnų komplektas</text:p>
      <text:p text:style-name="P20"><text:span text:style-name="T3"/></text:p>
      <text:p text:style-name="P20"><text:span text:style-name="T3"/></text:p>
      <text:p text:style-name="P20"><text:span text:style-name="T3">Yamaha YV3910M vibrofonas 3.5 ooktavų su motoru</text:span></text:p>
      <text:p text:style-name="P21"><text:span text:style-name="T3">1050.89 Eur.</text:span></text:p>
      <text:h text:style-name="P24" text:outline-level="3"><text:span text:style-name="T3">Prekės aprašymas</text:span></text:h>
      <text:p text:style-name="P18">YV3910M vibrofonas 3.5 ooktavų su motoru</text:p>
      <text:p text:style-name="P21"><text:span text:style-name="T3"/></text:p>
      <text:p text:style-name="P9"/>
      <text:p text:style-name="P9"/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apple-system1" svg:font-family="apple-system, BlinkMacSystemFont, 'Segoe UI', Roboto, 'Helvetica Neue', Arial, sans-serif"/>
    <style:font-face style:name="apple-system" svg:font-family="apple-system, BlinkMacSystemFont, quot"/>
    <style:font-face style:name="inherit" svg:font-family="inherit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4M45S</meta:editing-duration>
    <meta:editing-cycles>10</meta:editing-cycles>
    <meta:generator>OpenOffice/4.1.6$Win32 OpenOffice.org_project/416m1$Build-9790</meta:generator>
    <dc:date>2019-10-14T22:33:06.31</dc:date>
    <meta:document-statistic meta:table-count="0" meta:image-count="2" meta:object-count="0" meta:page-count="3" meta:paragraph-count="32" meta:word-count="234" meta:character-count="1616"/>
    <meta:user-defined meta:name="Info 1"/>
    <meta:user-defined meta:name="Info 2"/>
    <meta:user-defined meta:name="Info 3"/>
    <meta:user-defined meta:name="Info 4"/>
  </office:meta>
</office:document-meta>
</file>